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Daftar Isi Folder /Dokumentasi/Rapat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CatatanRapat1503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2];13;8)" office:value-type="string" office:string-value="15032017" calcext:value-type="string">
            <text:p>15032017</text:p>
          </table:table-cell>
          <table:table-cell table:formula="of:=LEFT([.E2];2)&amp;&quot;/&quot;&amp;MID([.E2];3;2)&amp;&quot;/&quot;&amp;RIGHT([.E2];2)" office:value-type="string" office:string-value="15/03/17" calcext:value-type="string">
            <text:p>15/03/17</text:p>
          </table:table-cell>
          <table:table-cell office:value-type="string" calcext:value-type="string">
            <text:p>15 Maret 2017</text:p>
          </table:table-cell>
          <table:table-cell table:formula="of:=&quot;[&quot;&amp;[.B2]&amp;&quot; &quot;&amp;[.C2]&amp;&quot; &quot;&amp;[.D2]&amp;&quot; &quot;&amp;[.G2]&amp;&quot;]&quot;&amp;&quot;(/Rapat/&quot;&amp;[.A2]&amp;&quot;)&quot;" office:value-type="string" office:string-value="[Catatan Rapat  15 Maret 2017](/Rapat/CatatanRapat15032017.md)" calcext:value-type="string">
            <text:p>[Catatan Rapat <text:s/>15 Maret 2017](/Rapat/CatatanRapat15032017.md)</text:p>
          </table:table-cell>
        </table:table-row>
        <table:table-row table:style-name="ro1">
          <table:table-cell office:value-type="string" calcext:value-type="string">
            <text:p>CatatanRapat0103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3];13;8)" office:value-type="string" office:string-value="01032017" calcext:value-type="string">
            <text:p>01032017</text:p>
          </table:table-cell>
          <table:table-cell table:formula="of:=LEFT([.E3];2)&amp;&quot;/&quot;&amp;MID([.E3];3;2)&amp;&quot;/&quot;&amp;RIGHT([.E3];2)" office:value-type="string" office:string-value="01/03/17" calcext:value-type="string">
            <text:p>01/03/17</text:p>
          </table:table-cell>
          <table:table-cell office:value-type="string" calcext:value-type="string">
            <text:p>1 Maret 2017</text:p>
          </table:table-cell>
          <table:table-cell table:formula="of:=&quot;[&quot;&amp;[.B3]&amp;&quot; &quot;&amp;[.C3]&amp;&quot; &quot;&amp;[.D3]&amp;&quot; &quot;&amp;[.G3]&amp;&quot;]&quot;&amp;&quot;(/Rapat/&quot;&amp;[.A3]&amp;&quot;)&quot;" office:value-type="string" office:string-value="[Catatan Rapat  1 Maret 2017](/Rapat/CatatanRapat01032017.md)" calcext:value-type="string">
            <text:p>[Catatan Rapat <text:s/>1 Maret 2017](/Rapat/CatatanRapat01032017.md)</text:p>
          </table:table-cell>
        </table:table-row>
        <table:table-row table:style-name="ro1">
          <table:table-cell office:value-type="string" calcext:value-type="string">
            <text:p>CatatanRapat0305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4];13;8)" office:value-type="string" office:string-value="03052017" calcext:value-type="string">
            <text:p>03052017</text:p>
          </table:table-cell>
          <table:table-cell table:formula="of:=LEFT([.E4];2)&amp;&quot;/&quot;&amp;MID([.E4];3;2)&amp;&quot;/&quot;&amp;RIGHT([.E4];2)" office:value-type="string" office:string-value="03/05/17" calcext:value-type="string">
            <text:p>03/05/17</text:p>
          </table:table-cell>
          <table:table-cell office:value-type="string" calcext:value-type="string">
            <text:p>3 Mei 2017</text:p>
          </table:table-cell>
          <table:table-cell table:formula="of:=&quot;[&quot;&amp;[.B4]&amp;&quot; &quot;&amp;[.C4]&amp;&quot; &quot;&amp;[.D4]&amp;&quot; &quot;&amp;[.G4]&amp;&quot;]&quot;&amp;&quot;(/Rapat/&quot;&amp;[.A4]&amp;&quot;)&quot;" office:value-type="string" office:string-value="[Catatan Rapat  3 Mei 2017](/Rapat/CatatanRapat03052017.md)" calcext:value-type="string">
            <text:p>[Catatan Rapat <text:s/>3 Mei 2017](/Rapat/CatatanRapat03052017.md)</text:p>
          </table:table-cell>
        </table:table-row>
        <table:table-row table:style-name="ro1">
          <table:table-cell office:value-type="string" calcext:value-type="string">
            <text:p>CatatanRapat0504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5];13;8)" office:value-type="string" office:string-value="05042017" calcext:value-type="string">
            <text:p>05042017</text:p>
          </table:table-cell>
          <table:table-cell table:formula="of:=LEFT([.E5];2)&amp;&quot;/&quot;&amp;MID([.E5];3;2)&amp;&quot;/&quot;&amp;RIGHT([.E5];2)" office:value-type="string" office:string-value="05/04/17" calcext:value-type="string">
            <text:p>05/04/17</text:p>
          </table:table-cell>
          <table:table-cell office:value-type="string" calcext:value-type="string">
            <text:p>5 April 2017</text:p>
          </table:table-cell>
          <table:table-cell table:formula="of:=&quot;[&quot;&amp;[.B5]&amp;&quot; &quot;&amp;[.C5]&amp;&quot; &quot;&amp;[.D5]&amp;&quot; &quot;&amp;[.G5]&amp;&quot;]&quot;&amp;&quot;(/Rapat/&quot;&amp;[.A5]&amp;&quot;)&quot;" office:value-type="string" office:string-value="[Catatan Rapat  5 April 2017](/Rapat/CatatanRapat05042017.md)" calcext:value-type="string">
            <text:p>[Catatan Rapat <text:s/>5 April 2017](/Rapat/CatatanRapat05042017.md)</text:p>
          </table:table-cell>
        </table:table-row>
        <table:table-row table:style-name="ro1">
          <table:table-cell office:value-type="string" calcext:value-type="string">
            <text:p>CatatanRapat09102008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6];13;8)" office:value-type="string" office:string-value="09102008" calcext:value-type="string">
            <text:p>09102008</text:p>
          </table:table-cell>
          <table:table-cell table:formula="of:=LEFT([.E6];2)&amp;&quot;/&quot;&amp;MID([.E6];3;2)&amp;&quot;/&quot;&amp;RIGHT([.E6];2)" office:value-type="string" office:string-value="09/10/08" calcext:value-type="string">
            <text:p>09/10/08</text:p>
          </table:table-cell>
          <table:table-cell office:value-type="string" calcext:value-type="string">
            <text:p>9 Oktober 2008</text:p>
          </table:table-cell>
          <table:table-cell table:formula="of:=&quot;[&quot;&amp;[.B6]&amp;&quot; &quot;&amp;[.C6]&amp;&quot; &quot;&amp;[.D6]&amp;&quot; &quot;&amp;[.G6]&amp;&quot;]&quot;&amp;&quot;(/Rapat/&quot;&amp;[.A6]&amp;&quot;)&quot;" office:value-type="string" office:string-value="[Catatan Rapat  9 Oktober 2008](/Rapat/CatatanRapat09102008.md)" calcext:value-type="string">
            <text:p>[Catatan Rapat <text:s/>9 Oktober 2008](/Rapat/CatatanRapat09102008.md)</text:p>
          </table:table-cell>
        </table:table-row>
        <table:table-row table:style-name="ro1">
          <table:table-cell office:value-type="string" calcext:value-type="string">
            <text:p>CatatanRapat1501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7];13;8)" office:value-type="string" office:string-value="15012017" calcext:value-type="string">
            <text:p>15012017</text:p>
          </table:table-cell>
          <table:table-cell table:formula="of:=LEFT([.E7];2)&amp;&quot;/&quot;&amp;MID([.E7];3;2)&amp;&quot;/&quot;&amp;RIGHT([.E7];2)" office:value-type="string" office:string-value="15/01/17" calcext:value-type="string">
            <text:p>15/01/17</text:p>
          </table:table-cell>
          <table:table-cell office:value-type="string" calcext:value-type="string">
            <text:p>15 Januari 2017</text:p>
          </table:table-cell>
          <table:table-cell table:formula="of:=&quot;[&quot;&amp;[.B7]&amp;&quot; &quot;&amp;[.C7]&amp;&quot; &quot;&amp;[.D7]&amp;&quot; &quot;&amp;[.G7]&amp;&quot;]&quot;&amp;&quot;(/Rapat/&quot;&amp;[.A7]&amp;&quot;)&quot;" office:value-type="string" office:string-value="[Catatan Rapat  15 Januari 2017](/Rapat/CatatanRapat15012017.md)" calcext:value-type="string">
            <text:p>[Catatan Rapat <text:s/>15 Januari 2017](/Rapat/CatatanRapat15012017.md)</text:p>
          </table:table-cell>
        </table:table-row>
        <table:table-row table:style-name="ro1">
          <table:table-cell office:value-type="string" calcext:value-type="string">
            <text:p>CatatanRapat1503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8];13;8)" office:value-type="string" office:string-value="15032017" calcext:value-type="string">
            <text:p>15032017</text:p>
          </table:table-cell>
          <table:table-cell table:formula="of:=LEFT([.E8];2)&amp;&quot;/&quot;&amp;MID([.E8];3;2)&amp;&quot;/&quot;&amp;RIGHT([.E8];2)" office:value-type="string" office:string-value="15/03/17" calcext:value-type="string">
            <text:p>15/03/17</text:p>
          </table:table-cell>
          <table:table-cell office:value-type="string" calcext:value-type="string">
            <text:p>15 Maret 2017</text:p>
          </table:table-cell>
          <table:table-cell table:formula="of:=&quot;[&quot;&amp;[.B8]&amp;&quot; &quot;&amp;[.C8]&amp;&quot; &quot;&amp;[.D8]&amp;&quot; &quot;&amp;[.G8]&amp;&quot;]&quot;&amp;&quot;(/Rapat/&quot;&amp;[.A8]&amp;&quot;)&quot;" office:value-type="string" office:string-value="[Catatan Rapat  15 Maret 2017](/Rapat/CatatanRapat15032017.md)" calcext:value-type="string">
            <text:p>[Catatan Rapat <text:s/>15 Maret 2017](/Rapat/CatatanRapat15032017.md)</text:p>
          </table:table-cell>
        </table:table-row>
        <table:table-row table:style-name="ro1">
          <table:table-cell office:value-type="string" calcext:value-type="string">
            <text:p>CatatanRapat1505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/>
          <table:table-cell table:formula="of:=MID([.A9];13;8)" office:value-type="string" office:string-value="15052017" calcext:value-type="string">
            <text:p>15052017</text:p>
          </table:table-cell>
          <table:table-cell table:formula="of:=LEFT([.E9];2)&amp;&quot;/&quot;&amp;MID([.E9];3;2)&amp;&quot;/&quot;&amp;RIGHT([.E9];2)" office:value-type="string" office:string-value="15/05/17" calcext:value-type="string">
            <text:p>15/05/17</text:p>
          </table:table-cell>
          <table:table-cell office:value-type="string" calcext:value-type="string">
            <text:p>15 Mei 2017</text:p>
          </table:table-cell>
          <table:table-cell table:formula="of:=&quot;[&quot;&amp;[.B9]&amp;&quot; &quot;&amp;[.C9]&amp;&quot; &quot;&amp;[.D9]&amp;&quot; &quot;&amp;[.G9]&amp;&quot;]&quot;&amp;&quot;(/Rapat/&quot;&amp;[.A9]&amp;&quot;)&quot;" office:value-type="string" office:string-value="[Catatan Rapat  15 Mei 2017](/Rapat/CatatanRapat15052017.md)" calcext:value-type="string">
            <text:p>[Catatan Rapat <text:s/>15 Mei 2017](/Rapat/CatatanRapat15052017.md)</text:p>
          </table:table-cell>
        </table:table-row>
        <table:table-row table:style-name="ro1">
          <table:table-cell office:value-type="string" calcext:value-type="string">
            <text:p>CatatanRapatHumas15052017.md</text:p>
          </table:table-cell>
          <table:table-cell office:value-type="string" calcext:value-type="string">
            <text:p>Catatan</text:p>
          </table:table-cell>
          <table:table-cell office:value-type="string" calcext:value-type="string">
            <text:p>Rapat</text:p>
          </table:table-cell>
          <table:table-cell office:value-type="string" calcext:value-type="string">
            <text:p>Humas</text:p>
          </table:table-cell>
          <table:table-cell table:formula="of:=MID([.A10];18;8)" office:value-type="string" office:string-value="15052017" calcext:value-type="string">
            <text:p>15052017</text:p>
          </table:table-cell>
          <table:table-cell table:formula="of:=LEFT([.E10];2)&amp;&quot;/&quot;&amp;MID([.E10];3;2)&amp;&quot;/&quot;&amp;RIGHT([.E10];2)" office:value-type="string" office:string-value="15/05/17" calcext:value-type="string">
            <text:p>15/05/17</text:p>
          </table:table-cell>
          <table:table-cell office:value-type="string" calcext:value-type="string">
            <text:p>15 Mei 2017</text:p>
          </table:table-cell>
          <table:table-cell table:formula="of:=&quot;[&quot;&amp;[.B10]&amp;&quot; &quot;&amp;[.C10]&amp;&quot; &quot;&amp;[.D10]&amp;&quot; &quot;&amp;[.G10]&amp;&quot;]&quot;&amp;&quot;(/Rapat/&quot;&amp;[.A10]&amp;&quot;)&quot;" office:value-type="string" office:string-value="[Catatan Rapat Humas 15 Mei 2017](/Rapat/CatatanRapatHumas15052017.md)" calcext:value-type="string">
            <text:p>[Catatan Rapat Humas 15 Mei 2017](/Rapat/CatatanRapatHumas15052017.md)</text:p>
          </table:table-cell>
        </table:table-row>
        <table:table-row table:style-name="ro1">
          <table:table-cell office:value-type="string" calcext:value-type="string">
            <text:p>NotulensiRapat01022017PaskaRilisTamboraKedua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 office:value-type="string" calcext:value-type="string">
            <text:p>Paska Rilis Tambora #2</text:p>
          </table:table-cell>
          <table:table-cell table:formula="of:=MID([.A11];15;8)" office:value-type="string" office:string-value="01022017" calcext:value-type="string">
            <text:p>01022017</text:p>
          </table:table-cell>
          <table:table-cell table:formula="of:=LEFT([.E11];2)&amp;&quot;/&quot;&amp;MID([.E11];3;2)&amp;&quot;/&quot;&amp;RIGHT([.E11];2)" office:value-type="string" office:string-value="01/02/17" calcext:value-type="string">
            <text:p>01/02/17</text:p>
          </table:table-cell>
          <table:table-cell office:value-type="string" calcext:value-type="string">
            <text:p>1 Februari 2017</text:p>
          </table:table-cell>
          <table:table-cell table:formula="of:=&quot;[&quot;&amp;[.B11]&amp;&quot; &quot;&amp;[.C11]&amp;&quot; &quot;&amp;[.D11]&amp;&quot; &quot;&amp;[.G11]&amp;&quot;]&quot;&amp;&quot;(/Rapat/&quot;&amp;[.A11]&amp;&quot;)&quot;" office:value-type="string" office:string-value="[Notulensi Rapat Paska Rilis Tambora #2 1 Februari 2017](/Rapat/NotulensiRapat01022017PaskaRilisTamboraKedua.md)" calcext:value-type="string">
            <text:p>[Notulensi Rapat Paska Rilis Tambora #2 1 Februari 2017](/Rapat/NotulensiRapat01022017PaskaRilisTamboraKedua.md)</text:p>
          </table:table-cell>
        </table:table-row>
        <table:table-row table:style-name="ro1">
          <table:table-cell office:value-type="string" calcext:value-type="string">
            <text:p>NotulensiRapat01032017Laporan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2];15;8)" office:value-type="string" office:string-value="01032017" calcext:value-type="string">
            <text:p>01032017</text:p>
          </table:table-cell>
          <table:table-cell table:formula="of:=LEFT([.E12];2)&amp;&quot;/&quot;&amp;MID([.E12];3;2)&amp;&quot;/&quot;&amp;RIGHT([.E12];2)" office:value-type="string" office:string-value="01/03/17" calcext:value-type="string">
            <text:p>01/03/17</text:p>
          </table:table-cell>
          <table:table-cell office:value-type="string" calcext:value-type="string">
            <text:p>1 Maret 2017</text:p>
          </table:table-cell>
          <table:table-cell table:formula="of:=&quot;[&quot;&amp;[.B12]&amp;&quot; &quot;&amp;[.C12]&amp;&quot; &quot;&amp;[.D12]&amp;&quot; &quot;&amp;[.G12]&amp;&quot;]&quot;&amp;&quot;(/Rapat/&quot;&amp;[.A12]&amp;&quot;)&quot;" office:value-type="string" office:string-value="[Notulensi Rapat  1 Maret 2017](/Rapat/NotulensiRapat01032017LaporanUluwatu.md)" calcext:value-type="string">
            <text:p>[Notulensi Rapat <text:s/>1 Maret 2017](/Rapat/NotulensiRapat01032017LaporanUluwatu.md)</text:p>
          </table:table-cell>
        </table:table-row>
        <table:table-row table:style-name="ro1">
          <table:table-cell office:value-type="string" calcext:value-type="string">
            <text:p>NotulensiRapat03052017Laporan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3];15;8)" office:value-type="string" office:string-value="03052017" calcext:value-type="string">
            <text:p>03052017</text:p>
          </table:table-cell>
          <table:table-cell table:formula="of:=LEFT([.E13];2)&amp;&quot;/&quot;&amp;MID([.E13];3;2)&amp;&quot;/&quot;&amp;RIGHT([.E13];2)" office:value-type="string" office:string-value="03/05/17" calcext:value-type="string">
            <text:p>03/05/17</text:p>
          </table:table-cell>
          <table:table-cell office:value-type="string" calcext:value-type="string">
            <text:p>3 Mei 2017</text:p>
          </table:table-cell>
          <table:table-cell table:formula="of:=&quot;[&quot;&amp;[.B13]&amp;&quot; &quot;&amp;[.C13]&amp;&quot; &quot;&amp;[.D13]&amp;&quot; &quot;&amp;[.G13]&amp;&quot;]&quot;&amp;&quot;(/Rapat/&quot;&amp;[.A13]&amp;&quot;)&quot;" office:value-type="string" office:string-value="[Notulensi Rapat  3 Mei 2017](/Rapat/NotulensiRapat03052017LaporanUluwatu.md)" calcext:value-type="string">
            <text:p>[Notulensi Rapat <text:s/>3 Mei 2017](/Rapat/NotulensiRapat03052017LaporanUluwatu.md)</text:p>
          </table:table-cell>
        </table:table-row>
        <table:table-row table:style-name="ro1">
          <table:table-cell office:value-type="string" calcext:value-type="string">
            <text:p>NotulensiRapat05042017Laporan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4];15;8)" office:value-type="string" office:string-value="05042017" calcext:value-type="string">
            <text:p>05042017</text:p>
          </table:table-cell>
          <table:table-cell table:formula="of:=LEFT([.E14];2)&amp;&quot;/&quot;&amp;MID([.E14];3;2)&amp;&quot;/&quot;&amp;RIGHT([.E14];2)" office:value-type="string" office:string-value="05/04/17" calcext:value-type="string">
            <text:p>05/04/17</text:p>
          </table:table-cell>
          <table:table-cell office:value-type="string" calcext:value-type="string">
            <text:p>5 April 2017</text:p>
          </table:table-cell>
          <table:table-cell table:formula="of:=&quot;[&quot;&amp;[.B14]&amp;&quot; &quot;&amp;[.C14]&amp;&quot; &quot;&amp;[.D14]&amp;&quot; &quot;&amp;[.G14]&amp;&quot;]&quot;&amp;&quot;(/Rapat/&quot;&amp;[.A14]&amp;&quot;)&quot;" office:value-type="string" office:string-value="[Notulensi Rapat  5 April 2017](/Rapat/NotulensiRapat05042017LaporanUluwatu.md)" calcext:value-type="string">
            <text:p>[Notulensi Rapat <text:s/>5 April 2017](/Rapat/NotulensiRapat05042017LaporanUluwatu.md)</text:p>
          </table:table-cell>
        </table:table-row>
        <table:table-row table:style-name="ro1">
          <table:table-cell office:value-type="string" calcext:value-type="string">
            <text:p>NotulensiRapat08032017Laporan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5];15;8)" office:value-type="string" office:string-value="08032017" calcext:value-type="string">
            <text:p>08032017</text:p>
          </table:table-cell>
          <table:table-cell table:formula="of:=LEFT([.E15];2)&amp;&quot;/&quot;&amp;MID([.E15];3;2)&amp;&quot;/&quot;&amp;RIGHT([.E15];2)" office:value-type="string" office:string-value="08/03/17" calcext:value-type="string">
            <text:p>08/03/17</text:p>
          </table:table-cell>
          <table:table-cell office:value-type="string" calcext:value-type="string">
            <text:p>8 Maret 2017</text:p>
          </table:table-cell>
          <table:table-cell table:formula="of:=&quot;[&quot;&amp;[.B15]&amp;&quot; &quot;&amp;[.C15]&amp;&quot; &quot;&amp;[.D15]&amp;&quot; &quot;&amp;[.G15]&amp;&quot;]&quot;&amp;&quot;(/Rapat/&quot;&amp;[.A15]&amp;&quot;)&quot;" office:value-type="string" office:string-value="[Notulensi Rapat  8 Maret 2017](/Rapat/NotulensiRapat08032017LaporanUluwatu.md)" calcext:value-type="string">
            <text:p>[Notulensi Rapat <text:s/>8 Maret 2017](/Rapat/NotulensiRapat08032017LaporanUluwatu.md)</text:p>
          </table:table-cell>
        </table:table-row>
        <table:table-row table:style-name="ro1">
          <table:table-cell office:value-type="string" calcext:value-type="string">
            <text:p>NotulensiRapat22022017Laporan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6];15;8)" office:value-type="string" office:string-value="22022017" calcext:value-type="string">
            <text:p>22022017</text:p>
          </table:table-cell>
          <table:table-cell table:formula="of:=LEFT([.E16];2)&amp;&quot;/&quot;&amp;MID([.E16];3;2)&amp;&quot;/&quot;&amp;RIGHT([.E16];2)" office:value-type="string" office:string-value="22/02/17" calcext:value-type="string">
            <text:p>22/02/17</text:p>
          </table:table-cell>
          <table:table-cell office:value-type="string" calcext:value-type="string">
            <text:p>22 Februari 2017</text:p>
          </table:table-cell>
          <table:table-cell table:formula="of:=&quot;[&quot;&amp;[.B16]&amp;&quot; &quot;&amp;[.C16]&amp;&quot; &quot;&amp;[.D16]&amp;&quot; &quot;&amp;[.G16]&amp;&quot;]&quot;&amp;&quot;(/Rapat/&quot;&amp;[.A16]&amp;&quot;)&quot;" office:value-type="string" office:string-value="[Notulensi Rapat  22 Februari 2017](/Rapat/NotulensiRapat22022017LaporanUluwatu.md)" calcext:value-type="string">
            <text:p>[Notulensi Rapat <text:s/>22 Februari 2017](/Rapat/NotulensiRapat22022017LaporanUluwatu.md)</text:p>
          </table:table-cell>
        </table:table-row>
        <table:table-row table:style-name="ro1">
          <table:table-cell office:value-type="string" calcext:value-type="string">
            <text:p>NotulensiRapat26022017PembekalanTimDokumentasiUluwatu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7];15;8)" office:value-type="string" office:string-value="26022017" calcext:value-type="string">
            <text:p>26022017</text:p>
          </table:table-cell>
          <table:table-cell table:formula="of:=LEFT([.E17];2)&amp;&quot;/&quot;&amp;MID([.E17];3;2)&amp;&quot;/&quot;&amp;RIGHT([.E17];2)" office:value-type="string" office:string-value="26/02/17" calcext:value-type="string">
            <text:p>26/02/17</text:p>
          </table:table-cell>
          <table:table-cell office:value-type="string" calcext:value-type="string">
            <text:p>26 Februari 2017</text:p>
          </table:table-cell>
          <table:table-cell table:formula="of:=&quot;[&quot;&amp;[.B17]&amp;&quot; &quot;&amp;[.C17]&amp;&quot; &quot;&amp;[.D17]&amp;&quot; &quot;&amp;[.G17]&amp;&quot;]&quot;&amp;&quot;(/Rapat/&quot;&amp;[.A17]&amp;&quot;)&quot;" office:value-type="string" office:string-value="[Notulensi Rapat  26 Februari 2017](/Rapat/NotulensiRapat26022017PembekalanTimDokumentasiUluwatu.md)" calcext:value-type="string">
            <text:p>[Notulensi Rapat <text:s/>26 Februari 2017](/Rapat/NotulensiRapat26022017PembekalanTimDokumentasiUluwatu.md)</text:p>
          </table:table-cell>
        </table:table-row>
        <table:table-row table:style-name="ro1">
          <table:table-cell office:value-type="string" calcext:value-type="string">
            <text:p>NotulensiRapat15012017PaskaRilisTambora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 office:value-type="string" calcext:value-type="string">
            <text:p>Paska Rilis Tambora #1</text:p>
          </table:table-cell>
          <table:table-cell table:formula="of:=MID([.A18];15;8)" office:value-type="string" office:string-value="15012017" calcext:value-type="string">
            <text:p>15012017</text:p>
          </table:table-cell>
          <table:table-cell table:formula="of:=LEFT([.E18];2)&amp;&quot;/&quot;&amp;MID([.E18];3;2)&amp;&quot;/&quot;&amp;RIGHT([.E18];2)" office:value-type="string" office:string-value="15/01/17" calcext:value-type="string">
            <text:p>15/01/17</text:p>
          </table:table-cell>
          <table:table-cell office:value-type="string" calcext:value-type="string">
            <text:p>15 Januari 2017</text:p>
          </table:table-cell>
          <table:table-cell table:formula="of:=&quot;[&quot;&amp;[.B18]&amp;&quot; &quot;&amp;[.C18]&amp;&quot; &quot;&amp;[.D18]&amp;&quot; &quot;&amp;[.G18]&amp;&quot;]&quot;&amp;&quot;(/Rapat/&quot;&amp;[.A18]&amp;&quot;)&quot;" office:value-type="string" office:string-value="[Notulensi Rapat Paska Rilis Tambora #1 15 Januari 2017](/Rapat/NotulensiRapat15012017PaskaRilisTambora.md)" calcext:value-type="string">
            <text:p>[Notulensi Rapat Paska Rilis Tambora #1 15 Januari 2017](/Rapat/NotulensiRapat15012017PaskaRilisTambora.md)</text:p>
          </table:table-cell>
        </table:table-row>
        <table:table-row table:style-name="ro1">
          <table:table-cell office:value-type="string" calcext:value-type="string">
            <text:p>NotulensiRapat01032017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/>
          <table:table-cell table:formula="of:=MID([.A19];15;8)" office:value-type="string" office:string-value="01032017" calcext:value-type="string">
            <text:p>01032017</text:p>
          </table:table-cell>
          <table:table-cell table:formula="of:=LEFT([.E19];2)&amp;&quot;/&quot;&amp;MID([.E19];3;2)&amp;&quot;/&quot;&amp;RIGHT([.E19];2)" office:value-type="string" office:string-value="01/03/17" calcext:value-type="string">
            <text:p>01/03/17</text:p>
          </table:table-cell>
          <table:table-cell office:value-type="string" calcext:value-type="string">
            <text:p>1 Maret 2017</text:p>
          </table:table-cell>
          <table:table-cell table:formula="of:=&quot;[&quot;&amp;[.B19]&amp;&quot; &quot;&amp;[.C19]&amp;&quot; &quot;&amp;[.D19]&amp;&quot; &quot;&amp;[.G19]&amp;&quot;]&quot;&amp;&quot;(/Rapat/&quot;&amp;[.A19]&amp;&quot;)&quot;" office:value-type="string" office:string-value="[Notulensi Rapat  1 Maret 2017](/Rapat/NotulensiRapat01032017.md)" calcext:value-type="string">
            <text:p>[Notulensi Rapat <text:s/>1 Maret 2017](/Rapat/NotulensiRapat01032017.md)</text:p>
          </table:table-cell>
        </table:table-row>
        <table:table-row table:style-name="ro1">
          <table:table-cell office:value-type="string" calcext:value-type="string">
            <text:p>NotulensiRapat(LupaTanggal).md</text:p>
          </table:table-cell>
          <table:table-cell office:value-type="string" calcext:value-type="string">
            <text:p>Notulensi</text:p>
          </table:table-cell>
          <table:table-cell office:value-type="string" calcext:value-type="string">
            <text:p>Rapat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6-14T00:51:04.806167673</meta:creation-date>
    <dc:date>2017-06-14T01:39:29.933687001</dc:date>
    <dc:creator>Faiq Aminuddin</dc:creator>
    <meta:editing-duration>PT28M3S</meta:editing-duration>
    <meta:editing-cycles>2</meta:editing-cycles>
    <meta:generator>LibreOffice/5.3.0.3$Linux_x86 LibreOffice_project/7074905676c47b82bbcfbea1aeefc84afe1c50e1</meta:generator>
    <meta:document-statistic meta:table-count="1" meta:cell-count="133" meta:object-count="0"/>
  </office:meta>
</office:document-meta>
</file>